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Consolas" svg:font-family="Consolas"/>
  </office:font-face-decls>
  <office:automatic-styles>
    <style:style style:name="P1" style:family="paragraph" style:parent-style-name="Standard">
      <style:paragraph-properties fo:margin-bottom="0.1390in" fo:text-align="end"/>
      <style:text-properties style:font-name="Arial" fo:font-size="15.0pt" fo:color="#666666"/>
    </style:style>
    <style:style style:name="P2" style:family="paragraph" style:parent-style-name="Standard">
      <style:paragraph-properties fo:line-height="115%"/>
      <style:text-properties style:font-name="Arial" fo:font-size="11.0pt" fo:color="#000000"/>
    </style:style>
    <style:style style:name="P3" style:family="paragraph" style:parent-style-name="Standard">
      <style:paragraph-properties fo:line-height="115%"/>
      <style:text-properties style:font-name="Consolas" fo:font-size="12.0pt" fo:color="#000000"/>
    </style:style>
    <style:style style:name="P4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Arial" fo:font-size="11.0pt" fo:color="#000000"/>
    </style:style>
    <style:style style:name="P5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Arial" fo:font-size="11.0pt" fo:color="#fd9a00"/>
    </style:style>
    <style:style style:name="P6" style:family="paragraph" style:parent-style-name="Standard">
      <style:paragraph-properties fo:line-height="115%"/>
      <style:text-properties style:font-name="Consolas" fo:font-size="12.0pt" fo:color="#008800"/>
    </style:style>
    <style:style style:name="P7" style:family="paragraph" style:parent-style-name="Standard">
      <style:paragraph-properties fo:line-height="115%"/>
      <style:text-properties style:font-name="Consolas" fo:font-size="12.0pt" fo:color="#000088"/>
    </style:style>
    <style:style style:name="P8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Consolas" fo:font-size="12.0pt" fo:color="#000000"/>
    </style:style>
    <style:style style:name="P9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Consolas" fo:font-size="12.0pt" fo:color="#fd9a00"/>
    </style:style>
    <style:style style:name="P10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Consolas" fo:font-size="12.0pt" fo:color="#008800"/>
    </style:style>
    <style:style style:name="P11" style:family="paragraph" style:parent-style-name="Standard">
      <style:paragraph-properties fo:line-height="115%"/>
      <style:text-properties style:font-name="Consolas" fo:font-size="12.0pt" fo:color="#660066"/>
    </style:style>
    <style:style style:name="P12" style:family="paragraph" style:parent-style-name="Standard">
      <style:paragraph-properties fo:text-indent="0.5000in" fo:line-height="115%"/>
      <style:text-properties style:font-name="Consolas" fo:font-size="12.0pt" fo:color="#000000"/>
    </style:style>
    <style:style style:name="P13" style:family="paragraph" style:parent-style-name="Standard">
      <style:paragraph-properties fo:line-height="115%"/>
      <style:text-properties style:font-name="Consolas" fo:font-size="12.0pt" fo:color="#666600"/>
    </style:style>
    <style:style style:name="P14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Consolas" fo:font-size="12.0pt" fo:color="#666600"/>
    </style:style>
    <style:style style:name="P15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Consolas" fo:font-size="12.0pt" fo:color="#000088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color="#666600"/>
    </style:style>
    <style:style style:name="T3" style:family="text">
      <style:text-properties fo:color="#006666"/>
    </style:style>
    <style:style style:name="T4" style:family="text">
      <style:text-properties fo:color="#000000"/>
    </style:style>
    <style:style style:name="T5" style:family="text">
      <style:text-properties fo:color="#000088"/>
    </style:style>
    <style:style style:name="T6" style:family="text">
      <style:text-properties fo:color="#008800"/>
    </style:style>
    <style:style style:name="T7" style:family="text">
      <style:text-properties fo:color="#660066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><text:span text:style-name="T1"/></text:p>
      <text:p text:style-name="P2"><text:span text:style-name="T1">1 (PHP) - Surlignez <text:s/>la /les <text:s/>bonne réponse(s).</text:span></text:p>
      <text:p text:style-name="P3">$myVar <text:span text:style-name="T2">=</text:span><text:s/><text:span text:style-name="T2">"</text:span>variable<text:span text:style-name="T2">";</text:span></text:p>
      <text:p text:style-name="P3">echo $myVar<text:span text:style-name="T2">[</text:span><text:span text:style-name="T3">2</text:span><text:span text:style-name="T2">];</text:span></text:p>
      <text:p text:style-name="P2"/>
      <text:p text:style-name="P2">Quelle est la sortie de ce script ?</text:p>
      <text:list text:style-name="L1">
        <text:list-item>
          <text:p text:style-name="P4">r</text:p>
        </text:list-item>
        <text:list-item>
          <text:p text:style-name="P4">a</text:p>
        </text:list-item>
        <text:list-item>
          <text:p text:style-name="P5">une erreur</text:p>
        </text:list-item>
      </text:list>
      <text:p text:style-name="P2"/>
      <text:p text:style-name="P2"><text:span text:style-name="T1">2 (PHP) - Surlignez <text:s/>la /les <text:s/>bonne réponse(s).</text:span></text:p>
      <text:p text:style-name="P6"><text:span text:style-name="T4">$myVar </text:span><text:span text:style-name="T2">=</text:span><text:span text:style-name="T4"><text:s/></text:span>"checkpoint";</text:p>
      <text:p text:style-name="P3"><text:span text:style-name="T5">if</text:span><text:s/><text:span text:style-name="T2">(</text:span>$myVar <text:span text:style-name="T2">==</text:span><text:s/><text:span text:style-name="T6">"wcs"</text:span><text:span text:style-name="T2">)</text:span><text:s/>{</text:p>
      <text:p text:style-name="P3"><text:tab/>echo <text:span text:style-name="T6">"wcs";</text:span></text:p>
      <text:p text:style-name="P7"><text:span text:style-name="T2">}</text:span><text:span text:style-name="T4"><text:s/></text:span>else<text:span text:style-name="T4"><text:s/>{</text:span></text:p>
      <text:p text:style-name="P3"><text:tab/>echo $myVar;</text:p>
      <text:p text:style-name="P3">}</text:p>
      <text:p text:style-name="P2"/>
      <text:p text:style-name="P2">Quelle est la sortie de ce script ?</text:p>
      <text:list text:style-name="L1">
        <text:list-item>
          <text:p text:style-name="P4">wcs</text:p>
        </text:list-item>
        <text:list-item>
          <text:p text:style-name="P5">checkpoint</text:p>
        </text:list-item>
        <text:list-item>
          <text:p text:style-name="P4">wcscheckpoint</text:p>
        </text:list-item>
        <text:list-item>
          <text:p text:style-name="P4">checkpointwcs</text:p>
        </text:list-item>
      </text:list>
      <text:p text:style-name="P2"/>
      <text:p text:style-name="P2"><text:span text:style-name="T1">3 (PHP) <text:s/>- Surlignez la /les bonne réponse(s).</text:span></text:p>
      <text:p text:style-name="P2">Comment récupérer <text:s/>les données d’un formulaire utilisant l’attribut method=”post”.</text:p>
      <text:p text:style-name="P2"/>
      <text:list text:style-name="L1">
        <text:list-item>
          <text:p text:style-name="P8">$_SERVER<text:span text:style-name="T2">[];</text:span></text:p>
        </text:list-item>
        <text:list-item>
          <text:p text:style-name="P9">$_GET[];</text:p>
        </text:list-item>
        <text:list-item>
          <text:p text:style-name="P8">$_REQUEST<text:span text:style-name="T2">[];</text:span></text:p>
        </text:list-item>
        <text:list-item>
          <text:p text:style-name="P8">$_POST<text:span text:style-name="T2">[];</text:span></text:p>
        </text:list-item>
      </text:list>
      <text:p text:style-name="P2"/>
      <text:p text:style-name="P2"><text:span text:style-name="T1">4 (SQL) <text:s/>- Surlignez la /les bonnes réponse(s).</text:span></text:p>
      <text:p text:style-name="P2">Quels mots clés puis je utiliser pour supprimer les données d’une table</text:p>
      <text:p text:style-name="P2"/>
      <text:list text:style-name="L1">
        <text:list-item>
          <text:p text:style-name="P8">DROP</text:p>
        </text:list-item>
        <text:list-item>
          <text:p text:style-name="P8">TRUNCATE</text:p>
        </text:list-item>
        <text:list-item>
          <text:p text:style-name="P9">DELETE</text:p>
        </text:list-item>
        <text:list-item>
          <text:p text:style-name="P8">REMOVE</text:p>
        </text:list-item>
      </text:list>
      <text:p text:style-name="P2"/>
      <text:p text:style-name="P2"/>
      <text:p text:style-name="P2"><text:span text:style-name="T1">5 (PHP) <text:s/>- Surlignez la/les bonne réponse(s).</text:span></text:p>
      <text:p text:style-name="P2"/>
      <text:p text:style-name="P2">Comment peut-on créer un tableau en PHP ?</text:p>
      <text:p text:style-name="P2"/>
      <text:list text:style-name="L1">
        <text:list-item>
          <text:p text:style-name="P9">$fruits = array("Banana", "Apple", "Mango"); </text:p>
        </text:list-item>
        <text:list-item>
          <text:p text:style-name="P10"><text:span text:style-name="T4">$fruits </text:span><text:span text:style-name="T2">=</text:span><text:span text:style-name="T4"><text:s/></text:span>"Banana"<text:span text:style-name="T2">,</text:span><text:span text:style-name="T4"><text:s/></text:span>"Apple"<text:span text:style-name="T2">,</text:span><text:span text:style-name="T4"><text:s/></text:span>"Mango";</text:p>
        </text:list-item>
        <text:list-item>
          <text:p text:style-name="P10"><text:span text:style-name="T4">$fruits </text:span><text:span text:style-name="T2">=</text:span><text:span text:style-name="T4"><text:s/></text:span><text:span text:style-name="T5">array</text:span><text:span text:style-name="T2">[</text:span>"Banana"<text:span text:style-name="T2">,</text:span><text:span text:style-name="T4"><text:s/></text:span>"Apple"<text:span text:style-name="T2">,</text:span><text:span text:style-name="T4"><text:s/></text:span>"Mango"<text:span text:style-name="T2">];</text:span></text:p>
        </text:list-item>
        <text:list-item>
          <text:p text:style-name="P9">$fruits =["Banana", "Apple", "Mango"];</text:p>
        </text:list-item>
        <text:list-item>
          <text:p text:style-name="P10"><text:span text:style-name="T4">$fruits</text:span><text:span text:style-name="T2">(</text:span>"Banana"<text:span text:style-name="T2">,</text:span><text:span text:style-name="T4"><text:s/></text:span>"Apple"<text:span text:style-name="T2">,</text:span><text:span text:style-name="T4"><text:s/></text:span>"Mango"<text:span text:style-name="T2">);</text:span></text:p>
        </text:list-item>
      </text:list>
      <text:p text:style-name="P2"/>
      <text:p text:style-name="P2"/>
      <text:p text:style-name="P2"><text:span text:style-name="T1">6 (GIT)</text:span></text:p>
      <text:p text:style-name="P2">Citer 4 commandes usuelles de GIT + leur description rapide.</text:p>
      <text:p text:style-name="P2">git clone urldurepo : cloner un repo distant en local</text:p>
      <text:p text:style-name="P2">git init : initialiser un suivi par git dans un projet</text:p>
      <text:p text:style-name="P2">git branch nomdelabranche : créer une nouvelle branche dans un projet</text:p>
      <text:p text:style-name="P2">git checkout nomdelabranche : se déplacer sur cette branche</text:p>
      <text:p text:style-name="P2"/>
      <text:p text:style-name="P2"/>
      <text:p text:style-name="P2"><text:span text:style-name="T1">7 (HTML / CSS)</text:span></text:p>
      <text:p text:style-name="P2">Expliquer la différence (avec un exemple) entre une balise HTML et un attribut.</text:p>
      <text:p text:style-name="P2"/>
      <text:p text:style-name="P2">La balise html est ce qui entoure un élément dans le code html. Un attribut se trouve à l’intérieur d’une balise ouvrante et lui donne des paramètres.</text:p>
      <text:p text:style-name="P2"/>
      <text:p text:style-name="P2">Ex : &lt;p class="texte"&gt;Texte&lt;/p&gt;</text:p>
      <text:p text:style-name="P2">-&gt; les balises html ouvrantes et fermantes sont &lt;p&gt; et &lt;/p&gt;</text:p>
      <text:p text:style-name="P2">-&gt; l’attribut est <text:span text:style-name="T4">class="texte"</text:span></text:p>
      <text:p text:style-name="P2"/>
      <text:p text:style-name="P2"><text:span text:style-name="T1">8 (Symfony)</text:span></text:p>
      <text:p text:style-name="P2">Quelle commande dans la console permet à Symfony de générer les tables en bases de données de notre application (hors options) ?</text:p>
      <text:p text:style-name="P2"/>
      <text:list text:style-name="L1">
        <text:list-item>
          <text:p text:style-name="P8">php bin/console symfony:database:generate</text:p>
        </text:list-item>
        <text:list-item>
          <text:p text:style-name="P8">php app/console doctrine:database:generate</text:p>
        </text:list-item>
        <text:list-item>
          <text:p text:style-name="P9">php bin/console doctrine:schema:update</text:p>
        </text:list-item>
        <text:list-item>
          <text:p text:style-name="P8">php bin/console database:schema:update</text:p>
        </text:list-item>
        <text:list-item>
          <text:p text:style-name="P8">php bin/console doctrine:generate:entities</text:p>
        </text:list-item>
      </text:list>
      <text:p text:style-name="P2"/>
      <text:p text:style-name="P2"/>
      <text:p text:style-name="P2"><text:span text:style-name="T1">9 (Symfony)</text:span></text:p>
      <text:p text:style-name="P2">Quel composant, installé par défaut, de Symfony s’occupe de la partie MODEL de l’architecture MVC <text:s/>de notre application ?</text:p>
      <text:p text:style-name="P2"/>
      <text:p text:style-name="P2">Bundl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10 (PHP)</text:span></text:p>
      <text:p text:style-name="P2">Quelle est la version majeure actuelle de PHP</text:p>
      <text:p text:style-name="P2"/>
      <text:list text:style-name="L1">
        <text:list-item>
          <text:p text:style-name="P8">5</text:p>
        </text:list-item>
        <text:list-item>
          <text:p text:style-name="P8">6</text:p>
        </text:list-item>
        <text:list-item>
          <text:p text:style-name="P8">7</text:p>
        </text:list-item>
        <text:list-item>
          <text:p text:style-name="P8">8</text:p>
        </text:list-item>
      </text:list>
      <text:p text:style-name="P2"/>
      <text:p text:style-name="P2"><text:span text:style-name="T1">111 (POO)</text:span></text:p>
      <text:p text:style-name="P2">Que peut on trouver de définis dans une classe ?</text:p>
      <text:p text:style-name="P2"/>
      <text:p text:style-name="P2"/>
      <text:p text:style-name="P2"/>
      <text:p text:style-name="P2"/>
      <text:p text:style-name="P2"><text:span text:style-name="T1">13 (POO)</text:span></text:p>
      <text:p text:style-name="P11"><text:span text:style-name="T5">class</text:span><text:span text:style-name="T4"><text:s/></text:span>MyClass</text:p>
      <text:p text:style-name="P3">{</text:p>
      <text:p text:style-name="P3"><text:tab/><text:span text:style-name="T5">private</text:span><text:s/>$name;</text:p>
      <text:p text:style-name="P3"/>
      <text:p text:style-name="P3"><text:tab/><text:span text:style-name="T5">public</text:span><text:s/><text:span text:style-name="T5">function</text:span><text:s/>__construct<text:span text:style-name="T2">()</text:span></text:p>
      <text:p text:style-name="P3"><text:tab/>{</text:p>
      <text:p text:style-name="P3"><text:tab/><text:tab/>$this<text:span text:style-name="T2">-&gt;</text:span>name <text:span text:style-name="T2">=</text:span><text:s/><text:span text:style-name="T2">"</text:span>WCS<text:span text:style-name="T2">";</text:span></text:p>
      <text:p text:style-name="P12">}</text:p>
      <text:p text:style-name="P13">} </text:p>
      <text:p text:style-name="P2"/>
      <text:p text:style-name="P2">Que représente ici $this ? De quel type est il ?</text:p>
      <text:p text:style-name="P2"/>
      <text:p text:style-name="P2"/>
      <text:p text:style-name="P2"/>
      <text:p text:style-name="P2"/>
      <text:p text:style-name="P2"><text:span text:style-name="T1">14 (GIT) - Surlignez la/les bonne réponse(s)</text:span></text:p>
      <text:p text:style-name="P2">Comment créer un nouveau repository local ?</text:p>
      <text:p text:style-name="P2"/>
      <text:list text:style-name="L1">
        <text:list-item>
          <text:p text:style-name="P8">git start</text:p>
        </text:list-item>
        <text:list-item>
          <text:p text:style-name="P8">git init</text:p>
        </text:list-item>
        <text:list-item>
          <text:p text:style-name="P8">git new origin</text:p>
        </text:list-item>
        <text:list-item>
          <text:p text:style-name="P8">git new master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15 (PHP) - Surlignez la/les bonne(s) réponse(s)</text:span></text:p>
      <text:p text:style-name="P2">En PHP, quel opérateur permet d’accéder aux propriétés et méthodes accessible d’un objet ?</text:p>
      <text:p text:style-name="P2"/>
      <text:list text:style-name="L1">
        <text:list-item>
          <text:p text:style-name="P8">.</text:p>
        </text:list-item>
        <text:list-item>
          <text:p text:style-name="P14">-&gt;</text:p>
        </text:list-item>
        <text:list-item>
          <text:p text:style-name="P8">=</text:p>
        </text:list-item>
        <text:list-item>
          <text:p text:style-name="P14">::</text:p>
        </text:list-item>
      </text:list>
      <text:p text:style-name="P2"/>
      <text:p text:style-name="P2"/>
      <text:p text:style-name="P2"><text:span text:style-name="T1">16 (HTML / CSS)</text:span></text:p>
      <text:p text:style-name="P2">Expliquer le fonctionnement d’une balise &lt;form&gt; ainsi que ses divers attributs ou autres balises nécessaire ?</text:p>
      <text:p text:style-name="P2"/>
      <text:p text:style-name="P2"/>
      <text:p text:style-name="P2"/>
      <text:p text:style-name="P2"/>
      <text:p text:style-name="P2"/>
      <text:p text:style-name="P2"><text:span text:style-name="T1">17 (POO)- Surlignez la/les bonne réponse(s)</text:span></text:p>
      <text:p text:style-name="P2">Considérant la classe Rectangle, si je souhaites que celle ci hérite des propriétés et méthodes de la classe Polygon, laquelle de ces options est la bonne ?</text:p>
      <text:p text:style-name="P2"/>
      <text:list text:style-name="L1">
        <text:list-item>
          <text:p text:style-name="P15">class<text:span text:style-name="T4"><text:s/></text:span><text:span text:style-name="T7">Rectangle</text:span><text:span text:style-name="T4"><text:s/></text:span>inherit<text:span text:style-name="T4"><text:s/></text:span><text:span text:style-name="T7">Polygon</text:span></text:p>
        </text:list-item>
        <text:list-item>
          <text:p text:style-name="P15">class<text:span text:style-name="T4"><text:s/></text:span><text:span text:style-name="T7">Rectangle</text:span><text:span text:style-name="T4"><text:s/></text:span>extends<text:span text:style-name="T4"><text:s/></text:span><text:span text:style-name="T7">Polygon</text:span></text:p>
        </text:list-item>
        <text:list-item>
          <text:p text:style-name="P15">class<text:span text:style-name="T4"><text:s/></text:span><text:span text:style-name="T7">Polygon</text:span><text:span text:style-name="T4"><text:s/></text:span>implements<text:span text:style-name="T4"><text:s/></text:span><text:span text:style-name="T7">Rectangle</text:span></text:p>
        </text:list-item>
        <text:list-item>
          <text:p text:style-name="P15">class<text:span text:style-name="T4"><text:s/></text:span><text:span text:style-name="T7">Rectangle</text:span><text:span text:style-name="T4"><text:s/></text:span>include<text:span text:style-name="T4"><text:s/></text:span><text:span text:style-name="T7">Polyg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7</meta:generator>
  </office:meta>
</office:document-meta>
</file>